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fo:color="#000000" style:font-name="Arial1" fo:font-size="12pt" fo:font-weight="bold" officeooo:rsid="000eb352" officeooo:paragraph-rsid="000eb352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fo:color="#000000" style:font-name="Arial1" fo:font-size="12pt" fo:font-weight="bold" officeooo:rsid="0013e4c8" officeooo:paragraph-rsid="0013e4c8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fo:color="#000000" style:font-name="Arial1" fo:font-size="12pt" officeooo:paragraph-rsid="001032cf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fo:color="#000000" style:font-name="Arial1" fo:font-size="12pt" officeooo:paragraph-rsid="0013b8a0" style:font-size-asian="12pt" style:font-size-complex="12pt"/>
    </style:style>
    <style:style style:name="P5" style:family="paragraph" style:parent-style-name="Text_20_body">
      <style:paragraph-properties fo:line-height="150%" fo:text-align="justify" style:justify-single-word="false"/>
      <style:text-properties fo:color="#000000" style:font-name="Arial1" fo:font-size="12pt" officeooo:paragraph-rsid="0011ce5b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fo:color="#000000" style:font-name="Arial1" fo:font-size="12pt" officeooo:paragraph-rsid="0013e4c8" style:font-size-asian="12pt" style:font-size-complex="12pt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13b8a0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font-style="normal" fo:font-weight="normal" officeooo:rsid="0013b8a0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normal" officeooo:rsid="0013b8a0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3b8a0"/>
    </style:style>
    <style:style style:name="T9" style:family="text">
      <style:text-properties officeooo:rsid="000eb352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3b8a0"/>
    </style:style>
    <style:style style:name="T12" style:family="text">
      <style:text-properties style:font-name="Arial1" officeooo:rsid="0013e4c8"/>
    </style:style>
    <style:style style:name="T13" style:family="text">
      <style:text-properties officeooo:rsid="001032cf"/>
    </style:style>
    <style:style style:name="T14" style:family="text">
      <style:text-properties officeooo:rsid="0011ce5b"/>
    </style:style>
    <style:style style:name="T15" style:family="text">
      <style:text-properties officeooo:rsid="0013b8a0"/>
    </style:style>
    <style:style style:name="T16" style:family="text">
      <style:text-properties officeooo:rsid="0013e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Layla Couto</text:p>
      <text:p text:style-name="P1">Resumo <text:span text:style-name="T16">do texto</text:span></text:p>
      <text:p text:style-name="P3"><text:tab/>Os sistemas de informações possuem um ciclo de vida, <text:span text:style-name="T9">ou seja,</text:span> processo evolucionário que a partir do momento em que o sistema se torna obsoleto é necessário um replanejamento para que <text:span text:style-name="T9">seja criado</text:span> um novo sistema. Alguns aspectos organizacionais empregam metodologias que especificam as técnicas e ferramentas que são utilizadas em diversas etapas pelas quais o sistema passa <text:span text:style-name="T9">como</text:span>, necessidade, automação racionalização de processos, reengenharia empresarial e mudança de paradigmas, assim os riscos e benefícios envolvidos aumentam desde a análise do projeto do sistema até a instalação do mesmo para que haja a produção, onde o novo sistema passa a integrar o ambiente organizacional e conta com suporte e manutenção para que permaneça funcionando e atualizado. Porém, com o tempo durante as etapas o sistema de informação pode apresentar sinais de decadência, mostrando a necessidade de substituí-lo, <text:span text:style-name="T9">fazendo com que o sistema seja obsoleto </text:span>e assim fechando o ciclo.</text:p>
      <text:p text:style-name="P4"><text:tab/>A implementação de <text:span text:style-name="T9">um </text:span>sistema de informação é um processo que ocorre ao longo de todo o ciclo de vida do <text:span text:style-name="T9">mesmo.</text:span> <text:span text:style-name="T9">D</text:span>esde a concepção inicial do sistema até <text:span text:style-name="T9">a </text:span>instalação é <text:span text:style-name="T9">essencial o</text:span> treinamento dos usuários e da mudança da organização. Através de um conjunto de etapas que apresenta <text:span text:style-name="T13">uma</text:span> interatividade entre si, a instalação conta com a participação de profissionais e almeja <text:span text:style-name="T13">alcançar um objetivo</text:span> específico. </text:p>
      <text:p text:style-name="P4"><text:tab/>O sistema de informação objetiva a melhoria do desempenho <text:span text:style-name="T13">dentro da organização</text:span> <text:span text:style-name="T13">e</text:span> de operaciona<text:span text:style-name="T13">lizar </text:span>os recursos que as tecnologias podem oferecer para a melhoria da organização e a obtenção de vantagens competitivas implicando mudança na dinâmica gerencial e organizacional, <text:span text:style-name="T13">a</text:span>lém da forma como os usuários realizam as tarefas abrangidos pelos sistemas. Para alcançar o objetivo, <text:span text:style-name="T13">a</text:span> implementação implica também uma mudança mútua entre organização e tecnologia<text:span text:style-name="T13"> que </text:span>promove <text:span text:style-name="T13">um</text:span> ajuste necessário para o alcance das melhorias <text:span text:style-name="T13">e</text:span> é preciso considerar a dinâmica própria <text:span text:style-name="T13">d</text:span>os processos de mudança<text:span text:style-name="T13">s</text:span> que <text:span text:style-name="T13">são</text:span> consequência<text:span text:style-name="T13">s</text:span> da inovação tecnológica na organização, ou seja, a implementação de sistema de informação é também um processo de inovação tecnológica. </text:p>
      <text:p text:style-name="P5"><text:span text:style-name="T14"><text:tab/>Além disso, a implementação</text:span> também pode ser <text:span text:style-name="T14">classificada como implementação</text:span> de projetos <text:span text:style-name="T14">devido</text:span> seu caráter temporário. <text:span text:style-name="T14">Isso</text:span> envolve a realização de algo único sendo realizado <text:span text:style-name="T14">de</text:span> forma progressiva e <text:span text:style-name="T14">processual,</text:span> estando orienta<text:span text:style-name="T14">da a</text:span> um objetivo e <text:soft-page-break/><text:span text:style-name="T14">desfrutando</text:span> de métodos, técnicas e ferramentas que permitem gerenciamento dos recursos a serem utilizados e das atividades. </text:p>
      <text:p text:style-name="P5"><text:tab/>Por fim implementação é o processo de aprendizagem <text:span text:style-name="T14">que visa</text:span> novas competências e é realizado com base no compartilhamento de informações e experiências entre os profissionais que cria<text:span text:style-name="T14">m</text:span> <text:span text:style-name="T14">o</text:span> <text:span text:style-name="T14">sistema,</text:span> os usuários e os e gerentes, ou seja, <text:span text:style-name="T14">acaba criando</text:span> uma ponte entre o projeto e a utilização d<text:span text:style-name="T14">o</text:span> sistema.</text:p>
      <text:p text:style-name="P6"><text:span text:style-name="T8"><text:tab/>Há </text:span><text:span text:style-name="T7">diversas abordagens para implementação do sistema de informação em que a </text:span><text:span text:style-name="T8">organização</text:span><text:span text:style-name="T7"> pode optar </text:span><text:span text:style-name="T8">que atendam às necessidades sendo que </text:span><text:span text:style-name="T7">cada abordagem apresenta vantagens </text:span><text:span text:style-name="T8">e desvantagens. A</text:span><text:span text:style-name="T7">lguns exemplos de abordagens são </text:span><text:span text:style-name="T8">implementação pela </text:span><text:span text:style-name="T7">equipe interna sistema de informação, </text:span><text:span text:style-name="T8">implementação</text:span><text:span text:style-name="T7"> pelo usuário final, implementação por terceiros e implementação através de pacotes de software.</text:span> </text:p>
      <text:p text:style-name="P6"><text:tab/>Um sistema de informação bem-sucedido é <text:span text:style-name="T15">a</text:span>que<text:span text:style-name="T15">le que</text:span> proporciona melhoria do desempenho organizacional <text:span text:style-name="T15">desejada</text:span> com sua implementação, ou seja, quando ocorre a melhoria do processamento das informações e do processo de<text:span text:style-name="T15">cisório</text:span> a pa<text:span text:style-name="T15">rtir</text:span> do <text:span text:style-name="T15">seu</text:span> uso, assim o nível de utilização <text:span text:style-name="T16">é</text:span> empregado como uma medida do sucesso de um sistema. O<text:span text:style-name="T16">utro</text:span> ponto de sucesso de implementação é o que proporciona o ajuste organizacional, humano <text:span text:style-name="T16">e </text:span>tecnológico a partir das mudanças das três dimensões. <text:span text:style-name="T16">P</text:span>or outro lado, considerar que o sistema de informação é <text:span text:style-name="T16">bem-sucedido</text:span> na medida em que ocorre a adoção, o gerenciamento e a <text:span text:style-name="T16">rotinização</text:span> por parte da organizaç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18:50:22.167000000</meta:creation-date>
    <dc:date>2020-08-20T19:40:04.405000000</dc:date>
    <meta:editing-duration>PT28S</meta:editing-duration>
    <meta:editing-cycles>1</meta:editing-cycles>
    <meta:document-statistic meta:table-count="0" meta:image-count="0" meta:object-count="0" meta:page-count="2" meta:paragraph-count="9" meta:word-count="591" meta:character-count="3856" meta:non-whitespace-character-count="3263"/>
    <meta:generator>LibreOffice/6.4.5.2$Windows_X86_64 LibreOffice_project/a726b36747cf2001e06b58ad5db1aa3a9a1872d6</meta:generator>
  </office:meta>
</office:document-meta>
</file>